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rofile.getCopletInstanceDa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getRoo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getCopletDa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cacheLayouts( Map layoutMap ,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Profile.setCopletBaseDatas( Map copletBaseDa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getCopletBaseDa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getLay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setCopletDatas( Map copletDa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setRootLayout( Layout root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rofile.setCopletInstanceDatas( Map copletInstanceDa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